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3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227.99pt"/>
    </style:style>
    <style:style style:name="co5" style:family="table-column">
      <style:table-column-properties fo:break-before="auto" style:column-width="258.01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90.24pt"/>
    </style:style>
    <style:style style:name="co8" style:family="table-column">
      <style:table-column-properties fo:break-before="auto" style:column-width="234.74pt"/>
    </style:style>
    <style:style style:name="co9" style:family="table-column">
      <style:table-column-properties fo:break-before="auto" style:column-width="321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ubmAllOpt">
      <style:table-properties table:display="true" style:writing-mode="lr-tb"/>
    </style:style>
    <style:style style:name="ta2" style:family="table" style:master-page-name="PageStyle_5f_LubmDEOnly">
      <style:table-properties table:display="true" style:writing-mode="lr-tb"/>
    </style:style>
    <style:style style:name="ta3" style:family="table" style:master-page-name="PageStyle_5f_LubmNoOpt">
      <style:table-properties table:display="true" style:writing-mode="lr-tb"/>
    </style:style>
    <style:style style:name="ta4" style:family="table" style:master-page-name="PageStyle_5f_NpdAllOpt">
      <style:table-properties table:display="true" style:writing-mode="lr-tb"/>
    </style:style>
    <style:style style:name="ta5" style:family="table" style:master-page-name="PageStyle_5f_NpdDEOnly">
      <style:table-properties table:display="true" style:writing-mode="lr-tb"/>
    </style:style>
    <style:style style:name="ta6" style:family="table" style:master-page-name="PageStyle_5f_NpdNoOpt">
      <style:table-properties table:display="true" style:writing-mode="lr-tb"/>
    </style:style>
    <style:style style:name="ta7" style:family="table" style:master-page-name="PageStyle_5f_NpdExtraAllOpt">
      <style:table-properties table:display="true" style:writing-mode="lr-tb"/>
    </style:style>
    <style:style style:name="ta8" style:family="table" style:master-page-name="PageStyle_5f_NpdExtraDEOnly">
      <style:table-properties table:display="true" style:writing-mode="lr-tb"/>
    </style:style>
    <style:style style:name="ta9" style:family="table" style:master-page-name="PageStyle_5f_NpdExtraNoOp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bmAllOp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1.q</text:p>
          </table:table-cell>
          <table:table-cell table:style-name="ce3" office:value-type="float" office:value="9.636064" calcext:value-type="float">
            <text:p>9.636064</text:p>
          </table:table-cell>
          <table:table-cell table:style-name="ce3" office:value-type="float" office:value="100.474143" calcext:value-type="float">
            <text:p>100.474143</text:p>
          </table:table-cell>
          <table:table-cell table:style-name="ce3" office:value-type="float" office:value="0.33108" calcext:value-type="float">
            <text:p>0.3310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110.441287" calcext:value-type="float">
            <text:p>110.4412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2.q</text:p>
          </table:table-cell>
          <table:table-cell table:style-name="ce3" office:value-type="float" office:value="60.629039" calcext:value-type="float">
            <text:p>60.629039</text:p>
          </table:table-cell>
          <table:table-cell table:style-name="ce3" office:value-type="float" office:value="3548.207223" calcext:value-type="float">
            <text:p>3548.207223</text:p>
          </table:table-cell>
          <table:table-cell table:style-name="ce3" office:value-type="float" office:value="0.276103" calcext:value-type="float">
            <text:p>0.27610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3609.112365" calcext:value-type="float">
            <text:p>3609.1123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3.q</text:p>
          </table:table-cell>
          <table:table-cell table:style-name="ce3" office:value-type="float" office:value="5.833945" calcext:value-type="float">
            <text:p>5.833945</text:p>
          </table:table-cell>
          <table:table-cell table:style-name="ce3" office:value-type="float" office:value="5.137342" calcext:value-type="float">
            <text:p>5.137342</text:p>
          </table:table-cell>
          <table:table-cell table:style-name="ce3" office:value-type="float" office:value="0.179406" calcext:value-type="float">
            <text:p>0.179406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11.150693" calcext:value-type="float">
            <text:p>11.1506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4.q</text:p>
          </table:table-cell>
          <table:table-cell table:style-name="ce3" office:value-type="float" office:value="541.803756" calcext:value-type="float">
            <text:p>541.803756</text:p>
          </table:table-cell>
          <table:table-cell table:style-name="ce3" office:value-type="float" office:value="3529.418658" calcext:value-type="float">
            <text:p>3529.418658</text:p>
          </table:table-cell>
          <table:table-cell table:style-name="ce3" office:value-type="float" office:value="0.247807" calcext:value-type="float">
            <text:p>0.247807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4071.470221" calcext:value-type="float">
            <text:p>4071.4702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5.q</text:p>
          </table:table-cell>
          <table:table-cell table:style-name="ce3" office:value-type="float" office:value="9.71094" calcext:value-type="float">
            <text:p>9.71094</text:p>
          </table:table-cell>
          <table:table-cell table:style-name="ce3" office:value-type="float" office:value="15.944041" calcext:value-type="float">
            <text:p>15.944041</text:p>
          </table:table-cell>
          <table:table-cell table:style-name="ce3" office:value-type="float" office:value="0.312603" calcext:value-type="float">
            <text:p>0.312603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25.967584" calcext:value-type="float">
            <text:p>25.9675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6.q</text:p>
          </table:table-cell>
          <table:table-cell table:style-name="ce3" office:value-type="float" office:value="2.890975" calcext:value-type="float">
            <text:p>2.890975</text:p>
          </table:table-cell>
          <table:table-cell table:style-name="ce3" office:value-type="float" office:value="496.447028" calcext:value-type="float">
            <text:p>496.447028</text:p>
          </table:table-cell>
          <table:table-cell table:style-name="ce3" office:value-type="float" office:value="11870.257956" calcext:value-type="float">
            <text:p>11870.257956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12369.595959" calcext:value-type="float">
            <text:p>12369.5959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7.q</text:p>
          </table:table-cell>
          <table:table-cell table:style-name="ce3" office:value-type="float" office:value="45.93952" calcext:value-type="float">
            <text:p>45.93952</text:p>
          </table:table-cell>
          <table:table-cell table:style-name="ce3" office:value-type="float" office:value="836.556576" calcext:value-type="float">
            <text:p>836.556576</text:p>
          </table:table-cell>
          <table:table-cell table:style-name="ce3" office:value-type="float" office:value="0.316769" calcext:value-type="float">
            <text:p>0.316769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882.812865" calcext:value-type="float">
            <text:p>882.8128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8.q</text:p>
          </table:table-cell>
          <table:table-cell table:style-name="ce3" office:value-type="float" office:value="13.723727" calcext:value-type="float">
            <text:p>13.723727</text:p>
          </table:table-cell>
          <table:table-cell table:style-name="ce3" office:value-type="float" office:value="234.996481" calcext:value-type="float">
            <text:p>234.996481</text:p>
          </table:table-cell>
          <table:table-cell table:style-name="ce3" office:value-type="float" office:value="164.609362" calcext:value-type="float">
            <text:p>164.609362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413.32957" calcext:value-type="float">
            <text:p>413.329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09.q</text:p>
          </table:table-cell>
          <table:table-cell table:style-name="ce3" office:value-type="float" office:value="148.837237" calcext:value-type="float">
            <text:p>148.837237</text:p>
          </table:table-cell>
          <table:table-cell table:style-name="ce3" office:value-type="float" office:value="10632.641152" calcext:value-type="float">
            <text:p>10632.641152</text:p>
          </table:table-cell>
          <table:table-cell table:style-name="ce3" office:value-type="float" office:value="22081.026767" calcext:value-type="float">
            <text:p>22081.026767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32862.505156" calcext:value-type="float">
            <text:p>32862.5051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10.q</text:p>
          </table:table-cell>
          <table:table-cell table:style-name="ce3" office:value-type="float" office:value="3.68877" calcext:value-type="float">
            <text:p>3.68877</text:p>
          </table:table-cell>
          <table:table-cell table:style-name="ce3" office:value-type="float" office:value="7.823786" calcext:value-type="float">
            <text:p>7.823786</text:p>
          </table:table-cell>
          <table:table-cell table:style-name="ce3" office:value-type="float" office:value="0.175431" calcext:value-type="float">
            <text:p>0.17543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11.687987" calcext:value-type="float">
            <text:p>11.6879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11.q</text:p>
          </table:table-cell>
          <table:table-cell table:style-name="ce3" office:value-type="float" office:value="1.627171" calcext:value-type="float">
            <text:p>1.627171</text:p>
          </table:table-cell>
          <table:table-cell table:style-name="ce3" office:value-type="float" office:value="6.790041" calcext:value-type="float">
            <text:p>6.790041</text:p>
          </table:table-cell>
          <table:table-cell table:style-name="ce3" office:value-type="float" office:value="0.15555" calcext:value-type="float">
            <text:p>0.15555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8.572762" calcext:value-type="float">
            <text:p>8.572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12.q</text:p>
          </table:table-cell>
          <table:table-cell table:style-name="ce3" office:value-type="float" office:value="6.86277" calcext:value-type="float">
            <text:p>6.86277</text:p>
          </table:table-cell>
          <table:table-cell table:style-name="ce3" office:value-type="float" office:value="7.788072" calcext:value-type="float">
            <text:p>7.788072</text:p>
          </table:table-cell>
          <table:table-cell table:style-name="ce3" office:value-type="float" office:value="0.154218" calcext:value-type="float">
            <text:p>0.154218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14.80506" calcext:value-type="float">
            <text:p>14.805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13.q</text:p>
          </table:table-cell>
          <table:table-cell table:style-name="ce3" office:value-type="float" office:value="5.980944" calcext:value-type="float">
            <text:p>5.980944</text:p>
          </table:table-cell>
          <table:table-cell table:style-name="ce3" office:value-type="float" office:value="244.425785" calcext:value-type="float">
            <text:p>244.425785</text:p>
          </table:table-cell>
          <table:table-cell table:style-name="ce3" office:value-type="float" office:value="0.191681" calcext:value-type="float">
            <text:p>0.191681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250.59841" calcext:value-type="float">
            <text:p>250.598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AllOpt/lubm14.q</text:p>
          </table:table-cell>
          <table:table-cell table:style-name="ce3" office:value-type="float" office:value="1.494709" calcext:value-type="float">
            <text:p>1.494709</text:p>
          </table:table-cell>
          <table:table-cell table:style-name="ce3" office:value-type="float" office:value="14.528132" calcext:value-type="float">
            <text:p>14.528132</text:p>
          </table:table-cell>
          <table:table-cell table:style-name="ce3" office:value-type="float" office:value="7826.629208" calcext:value-type="float">
            <text:p>7826.629208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7842.652049" calcext:value-type="float">
            <text:p>7842.65204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19681.17846" calcext:value-type="string">
            <text:p>19681.17846</text:p>
          </table:table-cell>
          <table:table-cell table:number-columns-repeated="3"/>
          <table:table-cell table:formula="of:=SUM([.G2:.G15])" office:value-type="string" office:string-value="62484.70197" calcext:value-type="string">
            <text:p>62484.70197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bmDEOnly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1.q</text:p>
          </table:table-cell>
          <table:table-cell table:style-name="ce3" office:value-type="float" office:value="8.725077" calcext:value-type="float">
            <text:p>8.725077</text:p>
          </table:table-cell>
          <table:table-cell table:style-name="ce3" office:value-type="float" office:value="85.137911" calcext:value-type="float">
            <text:p>85.137911</text:p>
          </table:table-cell>
          <table:table-cell table:style-name="ce3" office:value-type="float" office:value="0.195769" calcext:value-type="float">
            <text:p>0.19576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94.058757" calcext:value-type="float">
            <text:p>94.0587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2.q</text:p>
          </table:table-cell>
          <table:table-cell table:style-name="ce3" office:value-type="float" office:value="106.30605" calcext:value-type="float">
            <text:p>106.30605</text:p>
          </table:table-cell>
          <table:table-cell table:style-name="ce3" office:value-type="float" office:value="15321.60438" calcext:value-type="float">
            <text:p>15321.60438</text:p>
          </table:table-cell>
          <table:table-cell table:style-name="ce3" office:value-type="float" office:value="0.564298" calcext:value-type="float">
            <text:p>0.564298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15428.474728" calcext:value-type="float">
            <text:p>15428.4747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3.q</text:p>
          </table:table-cell>
          <table:table-cell table:style-name="ce3" office:value-type="float" office:value="3.083816" calcext:value-type="float">
            <text:p>3.083816</text:p>
          </table:table-cell>
          <table:table-cell table:style-name="ce3" office:value-type="float" office:value="33.64329" calcext:value-type="float">
            <text:p>33.64329</text:p>
          </table:table-cell>
          <table:table-cell table:style-name="ce3" office:value-type="float" office:value="0.176467" calcext:value-type="float">
            <text:p>0.17646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36.903573" calcext:value-type="float">
            <text:p>36.9035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4.q</text:p>
          </table:table-cell>
          <table:table-cell table:style-name="ce3" office:value-type="float" office:value="925.539375" calcext:value-type="float">
            <text:p>925.539375</text:p>
          </table:table-cell>
          <table:table-cell table:style-name="ce3" office:value-type="float" office:value="42570.661595" calcext:value-type="float">
            <text:p>42570.661595</text:p>
          </table:table-cell>
          <table:table-cell table:style-name="ce3" office:value-type="float" office:value="0.383374" calcext:value-type="float">
            <text:p>0.383374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43496.584344" calcext:value-type="float">
            <text:p>43496.5843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5.q</text:p>
          </table:table-cell>
          <table:table-cell table:style-name="ce3" office:value-type="float" office:value="6.159699" calcext:value-type="float">
            <text:p>6.159699</text:p>
          </table:table-cell>
          <table:table-cell table:style-name="ce3" office:value-type="float" office:value="34.510344" calcext:value-type="float">
            <text:p>34.510344</text:p>
          </table:table-cell>
          <table:table-cell table:style-name="ce3" office:value-type="float" office:value="0.364347" calcext:value-type="float">
            <text:p>0.364347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41.03439" calcext:value-type="float">
            <text:p>41.034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6.q</text:p>
          </table:table-cell>
          <table:table-cell table:style-name="ce3" office:value-type="float" office:value="2.609331" calcext:value-type="float">
            <text:p>2.609331</text:p>
          </table:table-cell>
          <table:table-cell table:style-name="ce3" office:value-type="float" office:value="50488.063838" calcext:value-type="float">
            <text:p>50488.063838</text:p>
          </table:table-cell>
          <table:table-cell table:style-name="ce3" office:value-type="float" office:value="1003.54206" calcext:value-type="float">
            <text:p>1003.54206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51494.215229" calcext:value-type="float">
            <text:p>51494.2152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7.q</text:p>
          </table:table-cell>
          <table:table-cell table:style-name="ce3" office:value-type="float" office:value="53.214393" calcext:value-type="float">
            <text:p>53.214393</text:p>
          </table:table-cell>
          <table:table-cell table:style-name="ce3" office:value-type="float" office:value="4935.913698" calcext:value-type="float">
            <text:p>4935.913698</text:p>
          </table:table-cell>
          <table:table-cell table:style-name="ce3" office:value-type="float" office:value="0.421669" calcext:value-type="float">
            <text:p>0.421669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4989.54976" calcext:value-type="float">
            <text:p>4989.549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8.q</text:p>
          </table:table-cell>
          <table:table-cell table:style-name="ce3" office:value-type="float" office:value="14.180821" calcext:value-type="float">
            <text:p>14.180821</text:p>
          </table:table-cell>
          <table:table-cell table:style-name="ce3" office:value-type="float" office:value="3572.768927" calcext:value-type="float">
            <text:p>3572.768927</text:p>
          </table:table-cell>
          <table:table-cell table:style-name="ce3" office:value-type="float" office:value="9.832324" calcext:value-type="float">
            <text:p>9.832324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3596.782072" calcext:value-type="float">
            <text:p>3596.7820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09.q</text:p>
          </table:table-cell>
          <table:table-cell table:style-name="ce3" office:value-type="float" office:value="161.704989" calcext:value-type="float">
            <text:p>161.704989</text:p>
          </table:table-cell>
          <table:table-cell table:style-name="ce3" office:value-type="float" office:value="65100.972924" calcext:value-type="float">
            <text:p>65100.972924</text:p>
          </table:table-cell>
          <table:table-cell table:style-name="ce3" office:value-type="float" office:value="39.229959" calcext:value-type="float">
            <text:p>39.229959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65301.907872" calcext:value-type="float">
            <text:p>65301.9078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10.q</text:p>
          </table:table-cell>
          <table:table-cell table:style-name="ce3" office:value-type="float" office:value="3.937" calcext:value-type="float">
            <text:p>3.937</text:p>
          </table:table-cell>
          <table:table-cell table:style-name="ce3" office:value-type="float" office:value="8.328621" calcext:value-type="float">
            <text:p>8.328621</text:p>
          </table:table-cell>
          <table:table-cell table:style-name="ce3" office:value-type="float" office:value="0.144949" calcext:value-type="float">
            <text:p>0.14494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12.41057" calcext:value-type="float">
            <text:p>12.410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11.q</text:p>
          </table:table-cell>
          <table:table-cell table:style-name="ce3" office:value-type="float" office:value="2.734661" calcext:value-type="float">
            <text:p>2.734661</text:p>
          </table:table-cell>
          <table:table-cell table:style-name="ce3" office:value-type="float" office:value="84.771584" calcext:value-type="float">
            <text:p>84.771584</text:p>
          </table:table-cell>
          <table:table-cell table:style-name="ce3" office:value-type="float" office:value="0.193483" calcext:value-type="float">
            <text:p>0.193483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87.699728" calcext:value-type="float">
            <text:p>87.6997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12.q</text:p>
          </table:table-cell>
          <table:table-cell table:style-name="ce3" office:value-type="float" office:value="5.207196" calcext:value-type="float">
            <text:p>5.207196</text:p>
          </table:table-cell>
          <table:table-cell table:style-name="ce3" office:value-type="float" office:value="24.041099" calcext:value-type="float">
            <text:p>24.041099</text:p>
          </table:table-cell>
          <table:table-cell table:style-name="ce3" office:value-type="float" office:value="0.197634" calcext:value-type="float">
            <text:p>0.197634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29.445929" calcext:value-type="float">
            <text:p>29.4459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13.q</text:p>
          </table:table-cell>
          <table:table-cell table:style-name="ce3" office:value-type="float" office:value="7.956422" calcext:value-type="float">
            <text:p>7.956422</text:p>
          </table:table-cell>
          <table:table-cell table:style-name="ce3" office:value-type="float" office:value="247.750686" calcext:value-type="float">
            <text:p>247.750686</text:p>
          </table:table-cell>
          <table:table-cell table:style-name="ce3" office:value-type="float" office:value="0.305612" calcext:value-type="float">
            <text:p>0.305612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256.01272" calcext:value-type="float">
            <text:p>256.012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OnlyDE/lubm14.q</text:p>
          </table:table-cell>
          <table:table-cell table:style-name="ce3" office:value-type="float" office:value="2.375697" calcext:value-type="float">
            <text:p>2.375697</text:p>
          </table:table-cell>
          <table:table-cell table:style-name="ce3" office:value-type="float" office:value="7859.358919" calcext:value-type="float">
            <text:p>7859.358919</text:p>
          </table:table-cell>
          <table:table-cell table:style-name="ce3" office:value-type="float" office:value="542.325293" calcext:value-type="float">
            <text:p>542.325293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8404.059909" calcext:value-type="float">
            <text:p>8404.05990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2:.G15])" office:value-type="string" office:string-value="193269.1396" calcext:value-type="string">
            <text:p>193269.1396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bmNoOpt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1.q</text:p>
          </table:table-cell>
          <table:table-cell table:style-name="ce3" office:value-type="float" office:value="2.23355" calcext:value-type="float">
            <text:p>2.23355</text:p>
          </table:table-cell>
          <table:table-cell table:style-name="ce3" office:value-type="float" office:value="202.066521" calcext:value-type="float">
            <text:p>202.066521</text:p>
          </table:table-cell>
          <table:table-cell table:style-name="ce3" office:value-type="float" office:value="0.269516" calcext:value-type="float">
            <text:p>0.26951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204.569587" calcext:value-type="float">
            <text:p>204.5695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2.q</text:p>
          </table:table-cell>
          <table:table-cell table:style-name="ce3" office:value-type="float" office:value="36.361341" calcext:value-type="float">
            <text:p>36.361341</text:p>
          </table:table-cell>
          <table:table-cell table:style-name="ce3" office:value-type="float" office:value="14213.759537" calcext:value-type="float">
            <text:p>14213.759537</text:p>
          </table:table-cell>
          <table:table-cell table:style-name="ce3" office:value-type="float" office:value="0.310614" calcext:value-type="float">
            <text:p>0.310614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14250.431492" calcext:value-type="float">
            <text:p>14250.4314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3.q</text:p>
          </table:table-cell>
          <table:table-cell table:style-name="ce3" office:value-type="float" office:value="2.257754" calcext:value-type="float">
            <text:p>2.257754</text:p>
          </table:table-cell>
          <table:table-cell table:style-name="ce3" office:value-type="float" office:value="48.665529" calcext:value-type="float">
            <text:p>48.665529</text:p>
          </table:table-cell>
          <table:table-cell table:style-name="ce3" office:value-type="float" office:value="0.166807" calcext:value-type="float">
            <text:p>0.16680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51.09009" calcext:value-type="float">
            <text:p>51.090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4.q</text:p>
          </table:table-cell>
          <table:table-cell table:style-name="ce3" office:value-type="float" office:value="259.465666" calcext:value-type="float">
            <text:p>259.465666</text:p>
          </table:table-cell>
          <table:table-cell table:style-name="ce3" office:value-type="float" office:value="31974.711692" calcext:value-type="float">
            <text:p>31974.711692</text:p>
          </table:table-cell>
          <table:table-cell table:style-name="ce3" office:value-type="float" office:value="0.308126" calcext:value-type="float">
            <text:p>0.308126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32234.485484" calcext:value-type="float">
            <text:p>32234.4854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5.q</text:p>
          </table:table-cell>
          <table:table-cell table:style-name="ce3" office:value-type="float" office:value="5.034043" calcext:value-type="float">
            <text:p>5.034043</text:p>
          </table:table-cell>
          <table:table-cell table:style-name="ce3" office:value-type="float" office:value="30.77854" calcext:value-type="float">
            <text:p>30.77854</text:p>
          </table:table-cell>
          <table:table-cell table:style-name="ce3" office:value-type="float" office:value="0.377092" calcext:value-type="float">
            <text:p>0.377092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36.189675" calcext:value-type="float">
            <text:p>36.1896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6.q</text:p>
          </table:table-cell>
          <table:table-cell table:style-name="ce3" office:value-type="float" office:value="3.248002" calcext:value-type="float">
            <text:p>3.248002</text:p>
          </table:table-cell>
          <table:table-cell table:style-name="ce3" office:value-type="float" office:value="48010.153924" calcext:value-type="float">
            <text:p>48010.153924</text:p>
          </table:table-cell>
          <table:table-cell table:style-name="ce3" office:value-type="float" office:value="1033.095579" calcext:value-type="float">
            <text:p>1033.095579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49046.497505" calcext:value-type="float">
            <text:p>49046.4975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7.q</text:p>
          </table:table-cell>
          <table:table-cell table:style-name="ce3" office:value-type="float" office:value="24.540617" calcext:value-type="float">
            <text:p>24.540617</text:p>
          </table:table-cell>
          <table:table-cell table:style-name="ce3" office:value-type="float" office:value="4655.798434" calcext:value-type="float">
            <text:p>4655.798434</text:p>
          </table:table-cell>
          <table:table-cell table:style-name="ce3" office:value-type="float" office:value="0.336216" calcext:value-type="float">
            <text:p>0.336216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4680.675267" calcext:value-type="float">
            <text:p>4680.6752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8.q</text:p>
          </table:table-cell>
          <table:table-cell table:style-name="ce3" office:value-type="float" office:value="9.258904" calcext:value-type="float">
            <text:p>9.258904</text:p>
          </table:table-cell>
          <table:table-cell table:style-name="ce3" office:value-type="float" office:value="3279.927506" calcext:value-type="float">
            <text:p>3279.927506</text:p>
          </table:table-cell>
          <table:table-cell table:style-name="ce3" office:value-type="float" office:value="6.438405" calcext:value-type="float">
            <text:p>6.438405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3295.624815" calcext:value-type="float">
            <text:p>3295.6248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09.q</text:p>
          </table:table-cell>
          <table:table-cell table:style-name="ce3" office:value-type="float" office:value="63.256348" calcext:value-type="float">
            <text:p>63.256348</text:p>
          </table:table-cell>
          <table:table-cell table:style-name="ce3" office:value-type="float" office:value="69468.299241" calcext:value-type="float">
            <text:p>69468.299241</text:p>
          </table:table-cell>
          <table:table-cell table:style-name="ce3" office:value-type="float" office:value="36.962066" calcext:value-type="float">
            <text:p>36.962066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69568.517655" calcext:value-type="float">
            <text:p>69568.5176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10.q</text:p>
          </table:table-cell>
          <table:table-cell table:style-name="ce3" office:value-type="float" office:value="2.359206" calcext:value-type="float">
            <text:p>2.359206</text:p>
          </table:table-cell>
          <table:table-cell table:style-name="ce3" office:value-type="float" office:value="9.741705" calcext:value-type="float">
            <text:p>9.741705</text:p>
          </table:table-cell>
          <table:table-cell table:style-name="ce3" office:value-type="float" office:value="0.22175" calcext:value-type="float">
            <text:p>0.2217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12.322661" calcext:value-type="float">
            <text:p>12.3226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11.q</text:p>
          </table:table-cell>
          <table:table-cell table:style-name="ce3" office:value-type="float" office:value="1.765416" calcext:value-type="float">
            <text:p>1.765416</text:p>
          </table:table-cell>
          <table:table-cell table:style-name="ce3" office:value-type="float" office:value="123.512055" calcext:value-type="float">
            <text:p>123.512055</text:p>
          </table:table-cell>
          <table:table-cell table:style-name="ce3" office:value-type="float" office:value="0.32346" calcext:value-type="float">
            <text:p>0.32346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125.600931" calcext:value-type="float">
            <text:p>125.6009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12.q</text:p>
          </table:table-cell>
          <table:table-cell table:style-name="ce3" office:value-type="float" office:value="2.166228" calcext:value-type="float">
            <text:p>2.166228</text:p>
          </table:table-cell>
          <table:table-cell table:style-name="ce3" office:value-type="float" office:value="23.163356" calcext:value-type="float">
            <text:p>23.163356</text:p>
          </table:table-cell>
          <table:table-cell table:style-name="ce3" office:value-type="float" office:value="0.173631" calcext:value-type="float">
            <text:p>0.17363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25.503215" calcext:value-type="float">
            <text:p>25.5032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13.q</text:p>
          </table:table-cell>
          <table:table-cell table:style-name="ce3" office:value-type="float" office:value="2.337543" calcext:value-type="float">
            <text:p>2.337543</text:p>
          </table:table-cell>
          <table:table-cell table:style-name="ce3" office:value-type="float" office:value="351.1743" calcext:value-type="float">
            <text:p>351.1743</text:p>
          </table:table-cell>
          <table:table-cell table:style-name="ce3" office:value-type="float" office:value="0.221654" calcext:value-type="float">
            <text:p>0.221654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353.733497" calcext:value-type="float">
            <text:p>353.7334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lubm/oracleNoOpt/lubm14.q</text:p>
          </table:table-cell>
          <table:table-cell table:style-name="ce3" office:value-type="float" office:value="0.802663" calcext:value-type="float">
            <text:p>0.802663</text:p>
          </table:table-cell>
          <table:table-cell table:style-name="ce3" office:value-type="float" office:value="7587.675832" calcext:value-type="float">
            <text:p>7587.675832</text:p>
          </table:table-cell>
          <table:table-cell table:style-name="ce3" office:value-type="float" office:value="426.813762" calcext:value-type="float">
            <text:p>426.813762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8015.292257" calcext:value-type="float">
            <text:p>8015.29225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179979.4282" calcext:value-type="string">
            <text:p>179979.4282</text:p>
          </table:table-cell>
          <table:table-cell table:number-columns-repeated="3"/>
          <table:table-cell table:formula="of:=SUM([.G2:.G15])" office:value-type="string" office:string-value="181900.5341" calcext:value-type="string">
            <text:p>181900.5341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AllOpt" table:style-name="ta4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1.q</text:p>
          </table:table-cell>
          <table:table-cell table:style-name="ce3" office:value-type="float" office:value="138.6443" calcext:value-type="float">
            <text:p>138.6443</text:p>
          </table:table-cell>
          <table:table-cell table:style-name="ce3" office:value-type="float" office:value="1542.183313" calcext:value-type="float">
            <text:p>1542.183313</text:p>
          </table:table-cell>
          <table:table-cell table:style-name="ce3" office:value-type="float" office:value="10652.962949" calcext:value-type="float">
            <text:p>10652.962949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2333.790562" calcext:value-type="float">
            <text:p>12333.7905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2.q</text:p>
          </table:table-cell>
          <table:table-cell table:style-name="ce3" office:value-type="float" office:value="16.058769" calcext:value-type="float">
            <text:p>16.058769</text:p>
          </table:table-cell>
          <table:table-cell table:style-name="ce3" office:value-type="float" office:value="904.628368" calcext:value-type="float">
            <text:p>904.628368</text:p>
          </table:table-cell>
          <table:table-cell table:style-name="ce3" office:value-type="float" office:value="125.952922" calcext:value-type="float">
            <text:p>125.952922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1046.640059" calcext:value-type="float">
            <text:p>1046.6400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3.q</text:p>
          </table:table-cell>
          <table:table-cell table:style-name="ce3" office:value-type="float" office:value="10.264379" calcext:value-type="float">
            <text:p>10.264379</text:p>
          </table:table-cell>
          <table:table-cell table:style-name="ce3" office:value-type="float" office:value="103.26733" calcext:value-type="float">
            <text:p>103.26733</text:p>
          </table:table-cell>
          <table:table-cell table:style-name="ce3" office:value-type="float" office:value="79.704495" calcext:value-type="float">
            <text:p>79.704495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93.236204" calcext:value-type="float">
            <text:p>193.2362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4.q</text:p>
          </table:table-cell>
          <table:table-cell table:style-name="ce3" office:value-type="float" office:value="11.911316" calcext:value-type="float">
            <text:p>11.911316</text:p>
          </table:table-cell>
          <table:table-cell table:style-name="ce3" office:value-type="float" office:value="7932.970781" calcext:value-type="float">
            <text:p>7932.970781</text:p>
          </table:table-cell>
          <table:table-cell table:style-name="ce3" office:value-type="float" office:value="1448.771555" calcext:value-type="float">
            <text:p>1448.771555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9393.653652" calcext:value-type="float">
            <text:p>9393.6536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5.q</text:p>
          </table:table-cell>
          <table:table-cell table:style-name="ce3" office:value-type="float" office:value="10.527465" calcext:value-type="float">
            <text:p>10.527465</text:p>
          </table:table-cell>
          <table:table-cell table:style-name="ce3" office:value-type="float" office:value="35.648905" calcext:value-type="float">
            <text:p>35.648905</text:p>
          </table:table-cell>
          <table:table-cell table:style-name="ce3" office:value-type="float" office:value="0.345806" calcext:value-type="float">
            <text:p>0.345806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46.522176" calcext:value-type="float">
            <text:p>46.5221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6.q</text:p>
          </table:table-cell>
          <table:table-cell table:style-name="ce3" office:value-type="float" office:value="186.355205" calcext:value-type="float">
            <text:p>186.355205</text:p>
          </table:table-cell>
          <table:table-cell table:style-name="ce3" office:value-type="float" office:value="26766.692712" calcext:value-type="float">
            <text:p>26766.692712</text:p>
          </table:table-cell>
          <table:table-cell table:style-name="ce3" office:value-type="float" office:value="1149.47001" calcext:value-type="float">
            <text:p>1149.47001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28102.517927" calcext:value-type="float">
            <text:p>28102.5179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7.q</text:p>
          </table:table-cell>
          <table:table-cell table:style-name="ce3" office:value-type="float" office:value="10.324703" calcext:value-type="float">
            <text:p>10.324703</text:p>
          </table:table-cell>
          <table:table-cell table:style-name="ce3" office:value-type="float" office:value="1905.703607" calcext:value-type="float">
            <text:p>1905.703607</text:p>
          </table:table-cell>
          <table:table-cell table:style-name="ce3" office:value-type="float" office:value="0.23037" calcext:value-type="float">
            <text:p>0.23037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916.25868" calcext:value-type="float">
            <text:p>1916.258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8.q</text:p>
          </table:table-cell>
          <table:table-cell table:style-name="ce3" office:value-type="float" office:value="5.589621" calcext:value-type="float">
            <text:p>5.589621</text:p>
          </table:table-cell>
          <table:table-cell table:style-name="ce3" office:value-type="float" office:value="215.106493" calcext:value-type="float">
            <text:p>215.106493</text:p>
          </table:table-cell>
          <table:table-cell table:style-name="ce3" office:value-type="float" office:value="0.172655" calcext:value-type="float">
            <text:p>0.172655</text:p>
          </table:table-cell>
          <table:table-cell table:style-name="ce4" office:value-type="float" office:value="5974" calcext:value-type="float">
            <text:p>5974</text:p>
          </table:table-cell>
          <table:table-cell/>
          <table:table-cell table:formula="of:=SUM([.B9:.D9])" office:value-type="float" office:value="220.868769" calcext:value-type="float">
            <text:p>220.8687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09.q</text:p>
          </table:table-cell>
          <table:table-cell table:style-name="ce3" office:value-type="float" office:value="177.322658" calcext:value-type="float">
            <text:p>177.322658</text:p>
          </table:table-cell>
          <table:table-cell table:style-name="ce3" office:value-type="float" office:value="5574.948322" calcext:value-type="float">
            <text:p>5574.948322</text:p>
          </table:table-cell>
          <table:table-cell table:style-name="ce3" office:value-type="float" office:value="22.291464" calcext:value-type="float">
            <text:p>22.291464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5774.562444" calcext:value-type="float">
            <text:p>5774.5624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10.q</text:p>
          </table:table-cell>
          <table:table-cell table:style-name="ce3" office:value-type="float" office:value="67.183443" calcext:value-type="float">
            <text:p>67.183443</text:p>
          </table:table-cell>
          <table:table-cell table:style-name="ce3" office:value-type="float" office:value="7094.395059" calcext:value-type="float">
            <text:p>7094.395059</text:p>
          </table:table-cell>
          <table:table-cell table:style-name="ce3" office:value-type="float" office:value="68.281337" calcext:value-type="float">
            <text:p>68.281337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7229.859839" calcext:value-type="float">
            <text:p>7229.8598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11.q</text:p>
          </table:table-cell>
          <table:table-cell table:style-name="ce3" office:value-type="float" office:value="102.696604" calcext:value-type="float">
            <text:p>102.696604</text:p>
          </table:table-cell>
          <table:table-cell table:style-name="ce3" office:value-type="float" office:value="12969.750347" calcext:value-type="float">
            <text:p>12969.750347</text:p>
          </table:table-cell>
          <table:table-cell table:style-name="ce3" office:value-type="float" office:value="377.981184" calcext:value-type="float">
            <text:p>377.981184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13450.428135" calcext:value-type="float">
            <text:p>13450.428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12.q</text:p>
          </table:table-cell>
          <table:table-cell table:style-name="ce3" office:value-type="float" office:value="110.41398" calcext:value-type="float">
            <text:p>110.41398</text:p>
          </table:table-cell>
          <table:table-cell table:style-name="ce3" office:value-type="float" office:value="22877.691091" calcext:value-type="float">
            <text:p>22877.691091</text:p>
          </table:table-cell>
          <table:table-cell table:style-name="ce3" office:value-type="float" office:value="755.900316" calcext:value-type="float">
            <text:p>755.900316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23744.005387" calcext:value-type="float">
            <text:p>23744.0053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2.q</text:p>
          </table:table-cell>
          <table:table-cell table:style-name="ce3" office:value-type="float" office:value="7.76738" calcext:value-type="float">
            <text:p>7.76738</text:p>
          </table:table-cell>
          <table:table-cell table:style-name="ce3" office:value-type="float" office:value="198.850595" calcext:value-type="float">
            <text:p>198.850595</text:p>
          </table:table-cell>
          <table:table-cell table:style-name="ce3" office:value-type="float" office:value="7446.828556" calcext:value-type="float">
            <text:p>7446.828556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7653.446531" calcext:value-type="float">
            <text:p>7653.4465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3.q</text:p>
          </table:table-cell>
          <table:table-cell table:style-name="ce3" office:value-type="float" office:value="5.053793" calcext:value-type="float">
            <text:p>5.053793</text:p>
          </table:table-cell>
          <table:table-cell table:style-name="ce3" office:value-type="float" office:value="210.16594" calcext:value-type="float">
            <text:p>210.16594</text:p>
          </table:table-cell>
          <table:table-cell table:style-name="ce3" office:value-type="float" office:value="7575.087217" calcext:value-type="float">
            <text:p>7575.087217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7790.30695" calcext:value-type="float">
            <text:p>7790.306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4.q</text:p>
          </table:table-cell>
          <table:table-cell table:style-name="ce3" office:value-type="float" office:value="6.547488" calcext:value-type="float">
            <text:p>6.547488</text:p>
          </table:table-cell>
          <table:table-cell table:style-name="ce3" office:value-type="float" office:value="629.359622" calcext:value-type="float">
            <text:p>629.359622</text:p>
          </table:table-cell>
          <table:table-cell table:style-name="ce3" office:value-type="float" office:value="536.756784" calcext:value-type="float">
            <text:p>536.756784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1172.663894" calcext:value-type="float">
            <text:p>1172.6638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5.q</text:p>
          </table:table-cell>
          <table:table-cell table:style-name="ce3" office:value-type="float" office:value="2.876509" calcext:value-type="float">
            <text:p>2.876509</text:p>
          </table:table-cell>
          <table:table-cell table:style-name="ce3" office:value-type="float" office:value="19.696163" calcext:value-type="float">
            <text:p>19.696163</text:p>
          </table:table-cell>
          <table:table-cell table:style-name="ce3" office:value-type="float" office:value="15613.343121" calcext:value-type="float">
            <text:p>15613.343121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15635.915793" calcext:value-type="float">
            <text:p>15635.9157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8.q</text:p>
          </table:table-cell>
          <table:table-cell table:style-name="ce3" office:value-type="float" office:value="33.090552" calcext:value-type="float">
            <text:p>33.090552</text:p>
          </table:table-cell>
          <table:table-cell table:style-name="ce3" office:value-type="float" office:value="9449.560034" calcext:value-type="float">
            <text:p>9449.560034</text:p>
          </table:table-cell>
          <table:table-cell table:style-name="ce3" office:value-type="float" office:value="25495.103265" calcext:value-type="float">
            <text:p>25495.103265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34977.753851" calcext:value-type="float">
            <text:p>34977.7538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29.q</text:p>
          </table:table-cell>
          <table:table-cell table:style-name="ce3" office:value-type="float" office:value="85.5629" calcext:value-type="float">
            <text:p>85.5629</text:p>
          </table:table-cell>
          <table:table-cell table:style-name="ce3" office:value-type="float" office:value="18123.302783" calcext:value-type="float">
            <text:p>18123.302783</text:p>
          </table:table-cell>
          <table:table-cell table:style-name="ce3" office:value-type="float" office:value="5490.402091" calcext:value-type="float">
            <text:p>5490.402091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23699.267774" calcext:value-type="float">
            <text:p>23699.2677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30.q</text:p>
          </table:table-cell>
          <table:table-cell table:style-name="ce3" office:value-type="float" office:value="117.229266" calcext:value-type="float">
            <text:p>117.229266</text:p>
          </table:table-cell>
          <table:table-cell table:style-name="ce3" office:value-type="float" office:value="15327.265531" calcext:value-type="float">
            <text:p>15327.265531</text:p>
          </table:table-cell>
          <table:table-cell table:style-name="ce3" office:value-type="float" office:value="27667.149277" calcext:value-type="float">
            <text:p>27667.149277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43111.644074" calcext:value-type="float">
            <text:p>43111.6440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LithoStratParent.q</text:p>
          </table:table-cell>
          <table:table-cell table:style-name="ce3" office:value-type="float" office:value="8.066908" calcext:value-type="float">
            <text:p>8.066908</text:p>
          </table:table-cell>
          <table:table-cell table:style-name="ce3" office:value-type="float" office:value="12261.782114" calcext:value-type="float">
            <text:p>12261.782114</text:p>
          </table:table-cell>
          <table:table-cell table:style-name="ce3" office:value-type="float" office:value="46802.048013" calcext:value-type="float">
            <text:p>46802.048013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59071.897035" calcext:value-type="float">
            <text:p>59071.8970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Quadrant.q</text:p>
          </table:table-cell>
          <table:table-cell table:style-name="ce3" office:value-type="float" office:value="12.864474" calcext:value-type="float">
            <text:p>12.864474</text:p>
          </table:table-cell>
          <table:table-cell table:style-name="ce3" office:value-type="float" office:value="543.319862" calcext:value-type="float">
            <text:p>543.319862</text:p>
          </table:table-cell>
          <table:table-cell table:style-name="ce3" office:value-type="float" office:value="41.556366" calcext:value-type="float">
            <text:p>41.556366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597.740702" calcext:value-type="float">
            <text:p>597.7407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Stratum.q</text:p>
          </table:table-cell>
          <table:table-cell table:style-name="ce3" office:value-type="float" office:value="37.277097" calcext:value-type="float">
            <text:p>37.277097</text:p>
          </table:table-cell>
          <table:table-cell table:style-name="ce3" office:value-type="float" office:value="6605.50829" calcext:value-type="float">
            <text:p>6605.50829</text:p>
          </table:table-cell>
          <table:table-cell table:style-name="ce3" office:value-type="float" office:value="26831.021258" calcext:value-type="float">
            <text:p>26831.021258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33473.806645" calcext:value-type="float">
            <text:p>33473.8066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AllOpt/Wellbore.q</text:p>
          </table:table-cell>
          <table:table-cell table:style-name="ce3" office:value-type="float" office:value="7.313245" calcext:value-type="float">
            <text:p>7.313245</text:p>
          </table:table-cell>
          <table:table-cell table:style-name="ce3" office:value-type="float" office:value="1595.863185" calcext:value-type="float">
            <text:p>1595.863185</text:p>
          </table:table-cell>
          <table:table-cell table:style-name="ce3" office:value-type="float" office:value="4449.535668" calcext:value-type="float">
            <text:p>4449.535668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6052.712098" calcext:value-type="float">
            <text:p>6052.71209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152887.6604" calcext:value-type="string">
            <text:p>152887.6604</text:p>
          </table:table-cell>
          <table:table-cell table:number-columns-repeated="3"/>
          <table:table-cell table:formula="of:=SUM([.G2:.G24])" office:value-type="string" office:string-value="336689.4992" calcext:value-type="string">
            <text:p>336689.4992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DEOnly" table:style-name="ta5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1.q</text:p>
          </table:table-cell>
          <table:table-cell table:style-name="ce3" office:value-type="float" office:value="154.743907" calcext:value-type="float">
            <text:p>154.743907</text:p>
          </table:table-cell>
          <table:table-cell table:style-name="ce3" office:value-type="float" office:value="14055.298861" calcext:value-type="float">
            <text:p>14055.298861</text:p>
          </table:table-cell>
          <table:table-cell table:style-name="ce3" office:value-type="float" office:value="1508.299399" calcext:value-type="float">
            <text:p>1508.299399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5718.342167" calcext:value-type="float">
            <text:p>15718.3421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2.q</text:p>
          </table:table-cell>
          <table:table-cell table:style-name="ce3" office:value-type="float" office:value="19.646887" calcext:value-type="float">
            <text:p>19.646887</text:p>
          </table:table-cell>
          <table:table-cell table:style-name="ce3" office:value-type="float" office:value="952.024713" calcext:value-type="float">
            <text:p>952.024713</text:p>
          </table:table-cell>
          <table:table-cell table:style-name="ce3" office:value-type="float" office:value="175.681337" calcext:value-type="float">
            <text:p>175.681337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1147.352937" calcext:value-type="float">
            <text:p>1147.3529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3.q</text:p>
          </table:table-cell>
          <table:table-cell table:style-name="ce3" office:value-type="float" office:value="9.539972" calcext:value-type="float">
            <text:p>9.539972</text:p>
          </table:table-cell>
          <table:table-cell table:style-name="ce3" office:value-type="float" office:value="90.55686" calcext:value-type="float">
            <text:p>90.55686</text:p>
          </table:table-cell>
          <table:table-cell table:style-name="ce3" office:value-type="float" office:value="70.045149" calcext:value-type="float">
            <text:p>70.045149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70.141981" calcext:value-type="float">
            <text:p>170.1419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4.q</text:p>
          </table:table-cell>
          <table:table-cell table:style-name="ce3" office:value-type="float" office:value="9.861792" calcext:value-type="float">
            <text:p>9.861792</text:p>
          </table:table-cell>
          <table:table-cell table:style-name="ce3" office:value-type="float" office:value="5244.158803" calcext:value-type="float">
            <text:p>5244.158803</text:p>
          </table:table-cell>
          <table:table-cell table:style-name="ce3" office:value-type="float" office:value="1067.306882" calcext:value-type="float">
            <text:p>1067.30688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6321.327477" calcext:value-type="float">
            <text:p>6321.3274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5.q</text:p>
          </table:table-cell>
          <table:table-cell table:style-name="ce3" office:value-type="float" office:value="10.775723" calcext:value-type="float">
            <text:p>10.775723</text:p>
          </table:table-cell>
          <table:table-cell table:style-name="ce3" office:value-type="float" office:value="123.505455" calcext:value-type="float">
            <text:p>123.505455</text:p>
          </table:table-cell>
          <table:table-cell table:style-name="ce3" office:value-type="float" office:value="0.219715" calcext:value-type="float">
            <text:p>0.219715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134.500893" calcext:value-type="float">
            <text:p>134.5008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6.q</text:p>
          </table:table-cell>
          <table:table-cell table:style-name="ce3" office:value-type="float" office:value="185.418754" calcext:value-type="float">
            <text:p>185.418754</text:p>
          </table:table-cell>
          <table:table-cell table:style-name="ce3" office:value-type="float" office:value="47932.996893" calcext:value-type="float">
            <text:p>47932.996893</text:p>
          </table:table-cell>
          <table:table-cell table:style-name="ce3" office:value-type="float" office:value="1061.723314" calcext:value-type="float">
            <text:p>1061.723314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49180.138961" calcext:value-type="float">
            <text:p>49180.1389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7.q</text:p>
          </table:table-cell>
          <table:table-cell table:style-name="ce3" office:value-type="float" office:value="6.985281" calcext:value-type="float">
            <text:p>6.985281</text:p>
          </table:table-cell>
          <table:table-cell table:style-name="ce3" office:value-type="float" office:value="1148.493811" calcext:value-type="float">
            <text:p>1148.493811</text:p>
          </table:table-cell>
          <table:table-cell table:style-name="ce3" office:value-type="float" office:value="0.249024" calcext:value-type="float">
            <text:p>0.249024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155.728116" calcext:value-type="float">
            <text:p>1155.7281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8.q</text:p>
          </table:table-cell>
          <table:table-cell table:style-name="ce3" office:value-type="float" office:value="8.134314" calcext:value-type="float">
            <text:p>8.134314</text:p>
          </table:table-cell>
          <table:table-cell table:style-name="ce3" office:value-type="float" office:value="151.447474" calcext:value-type="float">
            <text:p>151.447474</text:p>
          </table:table-cell>
          <table:table-cell table:style-name="ce3" office:value-type="float" office:value="9.126573" calcext:value-type="float">
            <text:p>9.126573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168.708361" calcext:value-type="float">
            <text:p>168.7083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09.q</text:p>
          </table:table-cell>
          <table:table-cell table:style-name="ce3" office:value-type="float" office:value="147.623096" calcext:value-type="float">
            <text:p>147.623096</text:p>
          </table:table-cell>
          <table:table-cell table:style-name="ce3" office:value-type="float" office:value="7537.195343" calcext:value-type="float">
            <text:p>7537.195343</text:p>
          </table:table-cell>
          <table:table-cell table:style-name="ce3" office:value-type="float" office:value="20.859549" calcext:value-type="float">
            <text:p>20.859549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7705.677988" calcext:value-type="float">
            <text:p>7705.6779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10.q</text:p>
          </table:table-cell>
          <table:table-cell table:style-name="ce3" office:value-type="float" office:value="85.382424" calcext:value-type="float">
            <text:p>85.382424</text:p>
          </table:table-cell>
          <table:table-cell table:style-name="ce3" office:value-type="float" office:value="6382.925514" calcext:value-type="float">
            <text:p>6382.925514</text:p>
          </table:table-cell>
          <table:table-cell table:style-name="ce3" office:value-type="float" office:value="55.475697" calcext:value-type="float">
            <text:p>55.475697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6523.783635" calcext:value-type="float">
            <text:p>6523.7836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11.q</text:p>
          </table:table-cell>
          <table:table-cell table:style-name="ce3" office:value-type="float" office:value="66.676618" calcext:value-type="float">
            <text:p>66.676618</text:p>
          </table:table-cell>
          <table:table-cell table:style-name="ce3" office:value-type="float" office:value="23664.974026" calcext:value-type="float">
            <text:p>23664.974026</text:p>
          </table:table-cell>
          <table:table-cell table:style-name="ce3" office:value-type="float" office:value="680.525676" calcext:value-type="float">
            <text:p>680.525676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24412.17632" calcext:value-type="float">
            <text:p>24412.176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12.q</text:p>
          </table:table-cell>
          <table:table-cell table:style-name="ce3" office:value-type="float" office:value="191.373245" calcext:value-type="float">
            <text:p>191.373245</text:p>
          </table:table-cell>
          <table:table-cell table:style-name="ce3" office:value-type="float" office:value="32992.88447" calcext:value-type="float">
            <text:p>32992.88447</text:p>
          </table:table-cell>
          <table:table-cell table:style-name="ce3" office:value-type="float" office:value="717.581263" calcext:value-type="float">
            <text:p>717.581263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33901.838978" calcext:value-type="float">
            <text:p>33901.8389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2.q</text:p>
          </table:table-cell>
          <table:table-cell table:style-name="ce3" office:value-type="float" office:value="10.421569" calcext:value-type="float">
            <text:p>10.421569</text:p>
          </table:table-cell>
          <table:table-cell table:style-name="ce3" office:value-type="float" office:value="24685.487486" calcext:value-type="float">
            <text:p>24685.487486</text:p>
          </table:table-cell>
          <table:table-cell table:style-name="ce3" office:value-type="float" office:value="1000.246653" calcext:value-type="float">
            <text:p>1000.246653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25696.155708" calcext:value-type="float">
            <text:p>25696.1557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3.q</text:p>
          </table:table-cell>
          <table:table-cell table:style-name="ce3" office:value-type="float" office:value="8.041885" calcext:value-type="float">
            <text:p>8.041885</text:p>
          </table:table-cell>
          <table:table-cell table:style-name="ce3" office:value-type="float" office:value="26702.22891" calcext:value-type="float">
            <text:p>26702.22891</text:p>
          </table:table-cell>
          <table:table-cell table:style-name="ce3" office:value-type="float" office:value="945.485666" calcext:value-type="float">
            <text:p>945.485666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27655.756461" calcext:value-type="float">
            <text:p>27655.756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4.q</text:p>
          </table:table-cell>
          <table:table-cell table:style-name="ce3" office:value-type="float" office:value="6.03865" calcext:value-type="float">
            <text:p>6.03865</text:p>
          </table:table-cell>
          <table:table-cell table:style-name="ce3" office:value-type="float" office:value="7889.562496" calcext:value-type="float">
            <text:p>7889.562496</text:p>
          </table:table-cell>
          <table:table-cell table:style-name="ce3" office:value-type="float" office:value="95.224879" calcext:value-type="float">
            <text:p>95.224879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7990.826025" calcext:value-type="float">
            <text:p>7990.8260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5.q</text:p>
          </table:table-cell>
          <table:table-cell table:style-name="ce3" office:value-type="float" office:value="2.862764" calcext:value-type="float">
            <text:p>2.862764</text:p>
          </table:table-cell>
          <table:table-cell table:style-name="ce3" office:value-type="float" office:value="19386.74573" calcext:value-type="float">
            <text:p>19386.74573</text:p>
          </table:table-cell>
          <table:table-cell table:style-name="ce3" office:value-type="float" office:value="1086.582444" calcext:value-type="float">
            <text:p>1086.582444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20476.190938" calcext:value-type="float">
            <text:p>20476.1909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8.q</text:p>
          </table:table-cell>
          <table:table-cell table:style-name="ce3" office:value-type="float" office:value="28.896353" calcext:value-type="float">
            <text:p>28.896353</text:p>
          </table:table-cell>
          <table:table-cell table:style-name="ce3" office:value-type="float" office:value="82444.501034" calcext:value-type="float">
            <text:p>82444.501034</text:p>
          </table:table-cell>
          <table:table-cell table:style-name="ce3" office:value-type="float" office:value="4817.319288" calcext:value-type="float">
            <text:p>4817.319288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87290.716675" calcext:value-type="float">
            <text:p>87290.7166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29.q</text:p>
          </table:table-cell>
          <table:table-cell table:style-name="ce3" office:value-type="float" office:value="71.042597" calcext:value-type="float">
            <text:p>71.042597</text:p>
          </table:table-cell>
          <table:table-cell table:style-name="ce3" office:value-type="float" office:value="126903.975987" calcext:value-type="float">
            <text:p>126903.975987</text:p>
          </table:table-cell>
          <table:table-cell table:style-name="ce3" office:value-type="float" office:value="2120.672036" calcext:value-type="float">
            <text:p>2120.672036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129095.69062" calcext:value-type="float">
            <text:p>129095.690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30.q</text:p>
          </table:table-cell>
          <table:table-cell table:style-name="ce3" office:value-type="float" office:value="132.626221" calcext:value-type="float">
            <text:p>132.626221</text:p>
          </table:table-cell>
          <table:table-cell table:style-name="ce3" office:value-type="float" office:value="263783.45801" calcext:value-type="float">
            <text:p>263783.45801</text:p>
          </table:table-cell>
          <table:table-cell table:style-name="ce3" office:value-type="float" office:value="3995.31363" calcext:value-type="float">
            <text:p>3995.31363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267911.397861" calcext:value-type="float">
            <text:p>267911.3978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LithoStratParent.q</text:p>
          </table:table-cell>
          <table:table-cell table:style-name="ce3" office:value-type="float" office:value="5.996633" calcext:value-type="float">
            <text:p>5.996633</text:p>
          </table:table-cell>
          <table:table-cell table:style-name="ce3" office:value-type="float" office:value="154597.082639" calcext:value-type="float">
            <text:p>154597.082639</text:p>
          </table:table-cell>
          <table:table-cell table:style-name="ce3" office:value-type="float" office:value="3575.467492" calcext:value-type="float">
            <text:p>3575.467492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158178.546764" calcext:value-type="float">
            <text:p>158178.5467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Quadrant.q</text:p>
          </table:table-cell>
          <table:table-cell table:style-name="ce3" office:value-type="float" office:value="8.644706" calcext:value-type="float">
            <text:p>8.644706</text:p>
          </table:table-cell>
          <table:table-cell table:style-name="ce3" office:value-type="float" office:value="1447.016229" calcext:value-type="float">
            <text:p>1447.016229</text:p>
          </table:table-cell>
          <table:table-cell table:style-name="ce3" office:value-type="float" office:value="6.04692" calcext:value-type="float">
            <text:p>6.04692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1461.707855" calcext:value-type="float">
            <text:p>1461.7078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Stratum.q</text:p>
          </table:table-cell>
          <table:table-cell table:style-name="ce3" office:value-type="float" office:value="56.546381" calcext:value-type="float">
            <text:p>56.546381</text:p>
          </table:table-cell>
          <table:table-cell table:style-name="ce3" office:value-type="float" office:value="177332.642477" calcext:value-type="float">
            <text:p>177332.642477</text:p>
          </table:table-cell>
          <table:table-cell table:style-name="ce3" office:value-type="float" office:value="91.017463" calcext:value-type="float">
            <text:p>91.017463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177480.206321" calcext:value-type="float">
            <text:p>177480.2063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DEonly/Wellbore.q</text:p>
          </table:table-cell>
          <table:table-cell table:style-name="ce3" office:value-type="float" office:value="8.214535" calcext:value-type="float">
            <text:p>8.214535</text:p>
          </table:table-cell>
          <table:table-cell table:style-name="ce3" office:value-type="float" office:value="7066.821096" calcext:value-type="float">
            <text:p>7066.821096</text:p>
          </table:table-cell>
          <table:table-cell table:style-name="ce3" office:value-type="float" office:value="367.700627" calcext:value-type="float">
            <text:p>367.700627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7442.736258" calcext:value-type="float">
            <text:p>7442.73625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formula="of:=SUM([.G2:.G24])" office:value-type="string" office:string-value="1057219.649" calcext:value-type="string">
            <text:p>1057219.649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NoOpt" table:style-name="ta6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1.q</text:p>
          </table:table-cell>
          <table:table-cell table:style-name="ce3" office:value-type="float" office:value="117.392293" calcext:value-type="float">
            <text:p>117.392293</text:p>
          </table:table-cell>
          <table:table-cell table:style-name="ce3" office:value-type="float" office:value="13924.659936" calcext:value-type="float">
            <text:p>13924.659936</text:p>
          </table:table-cell>
          <table:table-cell table:style-name="ce3" office:value-type="float" office:value="1836.499247" calcext:value-type="float">
            <text:p>1836.499247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5878.551476" calcext:value-type="float">
            <text:p>15878.5514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2.q</text:p>
          </table:table-cell>
          <table:table-cell table:style-name="ce3" office:value-type="float" office:value="14.412209" calcext:value-type="float">
            <text:p>14.412209</text:p>
          </table:table-cell>
          <table:table-cell table:style-name="ce3" office:value-type="float" office:value="1046.207722" calcext:value-type="float">
            <text:p>1046.207722</text:p>
          </table:table-cell>
          <table:table-cell table:style-name="ce3" office:value-type="float" office:value="126.869237" calcext:value-type="float">
            <text:p>126.869237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1187.489168" calcext:value-type="float">
            <text:p>1187.4891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3.q</text:p>
          </table:table-cell>
          <table:table-cell table:style-name="ce3" office:value-type="float" office:value="6.48875" calcext:value-type="float">
            <text:p>6.48875</text:p>
          </table:table-cell>
          <table:table-cell table:style-name="ce3" office:value-type="float" office:value="93.663685" calcext:value-type="float">
            <text:p>93.663685</text:p>
          </table:table-cell>
          <table:table-cell table:style-name="ce3" office:value-type="float" office:value="80.302369" calcext:value-type="float">
            <text:p>80.302369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180.454804" calcext:value-type="float">
            <text:p>180.4548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4.q</text:p>
          </table:table-cell>
          <table:table-cell table:style-name="ce3" office:value-type="float" office:value="9.051599" calcext:value-type="float">
            <text:p>9.051599</text:p>
          </table:table-cell>
          <table:table-cell table:style-name="ce3" office:value-type="float" office:value="8814.465157" calcext:value-type="float">
            <text:p>8814.465157</text:p>
          </table:table-cell>
          <table:table-cell table:style-name="ce3" office:value-type="float" office:value="1221.67281" calcext:value-type="float">
            <text:p>1221.67281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10045.189566" calcext:value-type="float">
            <text:p>10045.189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5.q</text:p>
          </table:table-cell>
          <table:table-cell table:style-name="ce3" office:value-type="float" office:value="6.356525" calcext:value-type="float">
            <text:p>6.356525</text:p>
          </table:table-cell>
          <table:table-cell table:style-name="ce3" office:value-type="float" office:value="22.32401" calcext:value-type="float">
            <text:p>22.32401</text:p>
          </table:table-cell>
          <table:table-cell table:style-name="ce3" office:value-type="float" office:value="0.208948" calcext:value-type="float">
            <text:p>0.208948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28.889483" calcext:value-type="float">
            <text:p>28.8894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6.q</text:p>
          </table:table-cell>
          <table:table-cell table:style-name="ce3" office:value-type="float" office:value="105.321218" calcext:value-type="float">
            <text:p>105.321218</text:p>
          </table:table-cell>
          <table:table-cell table:style-name="ce3" office:value-type="float" office:value="45127.075246" calcext:value-type="float">
            <text:p>45127.075246</text:p>
          </table:table-cell>
          <table:table-cell table:style-name="ce3" office:value-type="float" office:value="1088.907165" calcext:value-type="float">
            <text:p>1088.907165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46321.303629" calcext:value-type="float">
            <text:p>46321.3036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7.q</text:p>
          </table:table-cell>
          <table:table-cell table:style-name="ce3" office:value-type="float" office:value="7.827912" calcext:value-type="float">
            <text:p>7.827912</text:p>
          </table:table-cell>
          <table:table-cell table:style-name="ce3" office:value-type="float" office:value="1986.079021" calcext:value-type="float">
            <text:p>1986.079021</text:p>
          </table:table-cell>
          <table:table-cell table:style-name="ce3" office:value-type="float" office:value="0.141076" calcext:value-type="float">
            <text:p>0.141076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formula="of:=SUM([.B8:.D8])" office:value-type="float" office:value="1994.048009" calcext:value-type="float">
            <text:p>1994.0480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8.q</text:p>
          </table:table-cell>
          <table:table-cell table:style-name="ce3" office:value-type="float" office:value="4.725045" calcext:value-type="float">
            <text:p>4.725045</text:p>
          </table:table-cell>
          <table:table-cell table:style-name="ce3" office:value-type="float" office:value="400.414234" calcext:value-type="float">
            <text:p>400.414234</text:p>
          </table:table-cell>
          <table:table-cell table:style-name="ce3" office:value-type="float" office:value="0.156941" calcext:value-type="float">
            <text:p>0.156941</text:p>
          </table:table-cell>
          <table:table-cell table:style-name="ce4" office:value-type="float" office:value="5974" calcext:value-type="float">
            <text:p>5974</text:p>
          </table:table-cell>
          <table:table-cell/>
          <table:table-cell table:formula="of:=SUM([.B9:.D9])" office:value-type="float" office:value="405.29622" calcext:value-type="float">
            <text:p>405.296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09.q</text:p>
          </table:table-cell>
          <table:table-cell table:style-name="ce3" office:value-type="float" office:value="57.880778" calcext:value-type="float">
            <text:p>57.880778</text:p>
          </table:table-cell>
          <table:table-cell table:style-name="ce3" office:value-type="float" office:value="5650.493338" calcext:value-type="float">
            <text:p>5650.493338</text:p>
          </table:table-cell>
          <table:table-cell table:style-name="ce3" office:value-type="float" office:value="13.803381" calcext:value-type="float">
            <text:p>13.803381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5722.177497" calcext:value-type="float">
            <text:p>5722.1774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10.q</text:p>
          </table:table-cell>
          <table:table-cell table:style-name="ce3" office:value-type="float" office:value="34.504566" calcext:value-type="float">
            <text:p>34.504566</text:p>
          </table:table-cell>
          <table:table-cell table:style-name="ce3" office:value-type="float" office:value="5781.652172" calcext:value-type="float">
            <text:p>5781.652172</text:p>
          </table:table-cell>
          <table:table-cell table:style-name="ce3" office:value-type="float" office:value="62.102578" calcext:value-type="float">
            <text:p>62.102578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5878.259316" calcext:value-type="float">
            <text:p>5878.2593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11.q</text:p>
          </table:table-cell>
          <table:table-cell table:style-name="ce3" office:value-type="float" office:value="42.57652" calcext:value-type="float">
            <text:p>42.57652</text:p>
          </table:table-cell>
          <table:table-cell table:style-name="ce3" office:value-type="float" office:value="25121.288239" calcext:value-type="float">
            <text:p>25121.288239</text:p>
          </table:table-cell>
          <table:table-cell table:style-name="ce3" office:value-type="float" office:value="369.263964" calcext:value-type="float">
            <text:p>369.263964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25533.128723" calcext:value-type="float">
            <text:p>25533.1287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12.q</text:p>
          </table:table-cell>
          <table:table-cell table:style-name="ce3" office:value-type="float" office:value="66.002592" calcext:value-type="float">
            <text:p>66.002592</text:p>
          </table:table-cell>
          <table:table-cell table:style-name="ce3" office:value-type="float" office:value="48596.816845" calcext:value-type="float">
            <text:p>48596.816845</text:p>
          </table:table-cell>
          <table:table-cell table:style-name="ce3" office:value-type="float" office:value="749.274605" calcext:value-type="float">
            <text:p>749.274605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49412.094042" calcext:value-type="float">
            <text:p>49412.0940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2.q</text:p>
          </table:table-cell>
          <table:table-cell table:style-name="ce3" office:value-type="float" office:value="9.254643" calcext:value-type="float">
            <text:p>9.254643</text:p>
          </table:table-cell>
          <table:table-cell table:style-name="ce3" office:value-type="float" office:value="24595.265737" calcext:value-type="float">
            <text:p>24595.265737</text:p>
          </table:table-cell>
          <table:table-cell table:style-name="ce3" office:value-type="float" office:value="1148.475769" calcext:value-type="float">
            <text:p>1148.475769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25752.996149" calcext:value-type="float">
            <text:p>25752.9961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3.q</text:p>
          </table:table-cell>
          <table:table-cell table:style-name="ce3" office:value-type="float" office:value="2.477693" calcext:value-type="float">
            <text:p>2.477693</text:p>
          </table:table-cell>
          <table:table-cell table:style-name="ce3" office:value-type="float" office:value="27000.472198" calcext:value-type="float">
            <text:p>27000.472198</text:p>
          </table:table-cell>
          <table:table-cell table:style-name="ce3" office:value-type="float" office:value="973.000818" calcext:value-type="float">
            <text:p>973.000818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27975.950709" calcext:value-type="float">
            <text:p>27975.9507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4.q</text:p>
          </table:table-cell>
          <table:table-cell table:style-name="ce3" office:value-type="float" office:value="4.212258" calcext:value-type="float">
            <text:p>4.212258</text:p>
          </table:table-cell>
          <table:table-cell table:style-name="ce3" office:value-type="float" office:value="8015.066123" calcext:value-type="float">
            <text:p>8015.066123</text:p>
          </table:table-cell>
          <table:table-cell table:style-name="ce3" office:value-type="float" office:value="71.328251" calcext:value-type="float">
            <text:p>71.328251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8090.606632" calcext:value-type="float">
            <text:p>8090.6066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5.q</text:p>
          </table:table-cell>
          <table:table-cell table:style-name="ce3" office:value-type="float" office:value="2.644432" calcext:value-type="float">
            <text:p>2.644432</text:p>
          </table:table-cell>
          <table:table-cell table:style-name="ce3" office:value-type="float" office:value="19554.923107" calcext:value-type="float">
            <text:p>19554.923107</text:p>
          </table:table-cell>
          <table:table-cell table:style-name="ce3" office:value-type="float" office:value="1074.718838" calcext:value-type="float">
            <text:p>1074.718838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20632.286377" calcext:value-type="float">
            <text:p>20632.2863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8.q</text:p>
          </table:table-cell>
          <table:table-cell table:style-name="ce3" office:value-type="float" office:value="21.823544" calcext:value-type="float">
            <text:p>21.823544</text:p>
          </table:table-cell>
          <table:table-cell table:style-name="ce3" office:value-type="float" office:value="82159.461815" calcext:value-type="float">
            <text:p>82159.461815</text:p>
          </table:table-cell>
          <table:table-cell table:style-name="ce3" office:value-type="float" office:value="5096.599586" calcext:value-type="float">
            <text:p>5096.599586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87277.884945" calcext:value-type="float">
            <text:p>87277.8849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29.q</text:p>
          </table:table-cell>
          <table:table-cell table:style-name="ce3" office:value-type="float" office:value="47.100769" calcext:value-type="float">
            <text:p>47.100769</text:p>
          </table:table-cell>
          <table:table-cell table:style-name="ce3" office:value-type="float" office:value="114533.917597" calcext:value-type="float">
            <text:p>114533.917597</text:p>
          </table:table-cell>
          <table:table-cell table:style-name="ce3" office:value-type="float" office:value="2085.127458" calcext:value-type="float">
            <text:p>2085.127458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116666.145824" calcext:value-type="float">
            <text:p>116666.1458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30.q</text:p>
          </table:table-cell>
          <table:table-cell table:style-name="ce3" office:value-type="float" office:value="74.605119" calcext:value-type="float">
            <text:p>74.605119</text:p>
          </table:table-cell>
          <table:table-cell table:style-name="ce3" office:value-type="float" office:value="216025.992117" calcext:value-type="float">
            <text:p>216025.992117</text:p>
          </table:table-cell>
          <table:table-cell table:style-name="ce3" office:value-type="float" office:value="4116.721172" calcext:value-type="float">
            <text:p>4116.721172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220217.318408" calcext:value-type="float">
            <text:p>220217.3184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LithoStratParent.q</text:p>
          </table:table-cell>
          <table:table-cell table:style-name="ce3" office:value-type="float" office:value="4.872339" calcext:value-type="float">
            <text:p>4.872339</text:p>
          </table:table-cell>
          <table:table-cell table:style-name="ce3" office:value-type="float" office:value="169391.929006" calcext:value-type="float">
            <text:p>169391.929006</text:p>
          </table:table-cell>
          <table:table-cell table:style-name="ce3" office:value-type="float" office:value="4471.163386" calcext:value-type="float">
            <text:p>4471.163386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173867.964731" calcext:value-type="float">
            <text:p>173867.964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Quadrant.q</text:p>
          </table:table-cell>
          <table:table-cell table:style-name="ce3" office:value-type="float" office:value="5.757498" calcext:value-type="float">
            <text:p>5.757498</text:p>
          </table:table-cell>
          <table:table-cell table:style-name="ce3" office:value-type="float" office:value="5145.861267" calcext:value-type="float">
            <text:p>5145.861267</text:p>
          </table:table-cell>
          <table:table-cell table:style-name="ce3" office:value-type="float" office:value="5.668023" calcext:value-type="float">
            <text:p>5.668023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5157.286788" calcext:value-type="float">
            <text:p>5157.2867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Stratum.q</text:p>
          </table:table-cell>
          <table:table-cell table:style-name="ce3" office:value-type="float" office:value="20.921464" calcext:value-type="float">
            <text:p>20.921464</text:p>
          </table:table-cell>
          <table:table-cell table:style-name="ce3" office:value-type="float" office:value="294668.476135" calcext:value-type="float">
            <text:p>294668.476135</text:p>
          </table:table-cell>
          <table:table-cell table:style-name="ce3" office:value-type="float" office:value="96.855822" calcext:value-type="float">
            <text:p>96.855822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294786.253421" calcext:value-type="float">
            <text:p>294786.2534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/oracleNoOpt/Wellbore.q</text:p>
          </table:table-cell>
          <table:table-cell table:style-name="ce3" office:value-type="float" office:value="4.123758" calcext:value-type="float">
            <text:p>4.123758</text:p>
          </table:table-cell>
          <table:table-cell table:style-name="ce3" office:value-type="float" office:value="6532.310491" calcext:value-type="float">
            <text:p>6532.310491</text:p>
          </table:table-cell>
          <table:table-cell table:style-name="ce3" office:value-type="float" office:value="378.315871" calcext:value-type="float">
            <text:p>378.315871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6914.75012" calcext:value-type="float">
            <text:p>6914.7501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1124188.815" calcext:value-type="string">
            <text:p>1124188.815</text:p>
          </table:table-cell>
          <table:table-cell table:number-columns-repeated="3"/>
          <table:table-cell table:formula="of:=SUM([.G2:.G24])" office:value-type="string" office:string-value="1149926.326" calcext:value-type="string">
            <text:p>1149926.326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AllOpt" table:style-name="ta7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03-user.rq</text:p>
          </table:table-cell>
          <table:table-cell table:style-name="ce3" office:value-type="float" office:value="122.081982" calcext:value-type="float">
            <text:p>122.081982</text:p>
          </table:table-cell>
          <table:table-cell table:style-name="ce3" office:value-type="float" office:value="142.728259" calcext:value-type="float">
            <text:p>142.728259</text:p>
          </table:table-cell>
          <table:table-cell table:style-name="ce3" office:value-type="float" office:value="95.590101" calcext:value-type="float">
            <text:p>95.590101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360.400342" calcext:value-type="float">
            <text:p>360.4003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05-user.rq</text:p>
          </table:table-cell>
          <table:table-cell table:style-name="ce3" office:value-type="float" office:value="17.902747" calcext:value-type="float">
            <text:p>17.902747</text:p>
          </table:table-cell>
          <table:table-cell table:style-name="ce3" office:value-type="float" office:value="8150.003498" calcext:value-type="float">
            <text:p>8150.003498</text:p>
          </table:table-cell>
          <table:table-cell table:style-name="ce3" office:value-type="float" office:value="1649.854717" calcext:value-type="float">
            <text:p>1649.854717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9817.760962" calcext:value-type="float">
            <text:p>9817.7609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07-user.rq</text:p>
          </table:table-cell>
          <table:table-cell table:style-name="ce3" office:value-type="float" office:value="8.159925" calcext:value-type="float">
            <text:p>8.159925</text:p>
          </table:table-cell>
          <table:table-cell table:style-name="ce3" office:value-type="float" office:value="25.429456" calcext:value-type="float">
            <text:p>25.429456</text:p>
          </table:table-cell>
          <table:table-cell table:style-name="ce3" office:value-type="float" office:value="12.982764" calcext:value-type="float">
            <text:p>12.982764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46.572145" calcext:value-type="float">
            <text:p>46.5721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11-user.rq</text:p>
          </table:table-cell>
          <table:table-cell table:style-name="ce3" office:value-type="float" office:value="24.560899" calcext:value-type="float">
            <text:p>24.560899</text:p>
          </table:table-cell>
          <table:table-cell table:style-name="ce3" office:value-type="float" office:value="8352.153672" calcext:value-type="float">
            <text:p>8352.153672</text:p>
          </table:table-cell>
          <table:table-cell table:style-name="ce3" office:value-type="float" office:value="1246.740935" calcext:value-type="float">
            <text:p>1246.740935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9623.455506" calcext:value-type="float">
            <text:p>9623.4555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13-user.rq</text:p>
          </table:table-cell>
          <table:table-cell table:style-name="ce3" office:value-type="float" office:value="158.239446" calcext:value-type="float">
            <text:p>158.239446</text:p>
          </table:table-cell>
          <table:table-cell table:style-name="ce3" office:value-type="float" office:value="24181.953033" calcext:value-type="float">
            <text:p>24181.953033</text:p>
          </table:table-cell>
          <table:table-cell table:style-name="ce3" office:value-type="float" office:value="1394.147132" calcext:value-type="float">
            <text:p>1394.147132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25734.339611" calcext:value-type="float">
            <text:p>25734.3396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19-user.rq</text:p>
          </table:table-cell>
          <table:table-cell table:style-name="ce3" office:value-type="float" office:value="14.181261" calcext:value-type="float">
            <text:p>14.181261</text:p>
          </table:table-cell>
          <table:table-cell table:style-name="ce3" office:value-type="float" office:value="1478.319167" calcext:value-type="float">
            <text:p>1478.319167</text:p>
          </table:table-cell>
          <table:table-cell table:style-name="ce3" office:value-type="float" office:value="44.142306" calcext:value-type="float">
            <text:p>44.142306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1536.642734" calcext:value-type="float">
            <text:p>1536.6427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20-user.rq</text:p>
          </table:table-cell>
          <table:table-cell table:style-name="ce3" office:value-type="float" office:value="10.753134" calcext:value-type="float">
            <text:p>10.753134</text:p>
          </table:table-cell>
          <table:table-cell table:style-name="ce3" office:value-type="float" office:value="544.331326" calcext:value-type="float">
            <text:p>544.331326</text:p>
          </table:table-cell>
          <table:table-cell table:style-name="ce3" office:value-type="float" office:value="26.463817" calcext:value-type="float">
            <text:p>26.463817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581.548277" calcext:value-type="float">
            <text:p>581.5482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42-test.rq</text:p>
          </table:table-cell>
          <table:table-cell table:style-name="ce3" office:value-type="float" office:value="13.202984" calcext:value-type="float">
            <text:p>13.202984</text:p>
          </table:table-cell>
          <table:table-cell table:style-name="ce3" office:value-type="float" office:value="31.456748" calcext:value-type="float">
            <text:p>31.456748</text:p>
          </table:table-cell>
          <table:table-cell table:style-name="ce3" office:value-type="float" office:value="11932.475715" calcext:value-type="float">
            <text:p>11932.475715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9:.D9])" office:value-type="float" office:value="11977.135447" calcext:value-type="float">
            <text:p>11977.1354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43-test.rq</text:p>
          </table:table-cell>
          <table:table-cell table:style-name="ce3" office:value-type="float" office:value="14.249728" calcext:value-type="float">
            <text:p>14.249728</text:p>
          </table:table-cell>
          <table:table-cell table:style-name="ce3" office:value-type="float" office:value="198.545845" calcext:value-type="float">
            <text:p>198.545845</text:p>
          </table:table-cell>
          <table:table-cell table:style-name="ce3" office:value-type="float" office:value="11708.492921" calcext:value-type="float">
            <text:p>11708.492921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11921.288494" calcext:value-type="float">
            <text:p>11921.2884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44-test.rq</text:p>
          </table:table-cell>
          <table:table-cell table:style-name="ce3" office:value-type="float" office:value="585.778698" calcext:value-type="float">
            <text:p>585.778698</text:p>
          </table:table-cell>
          <table:table-cell table:style-name="ce3" office:value-type="float" office:value="1206.409433" calcext:value-type="float">
            <text:p>1206.409433</text:p>
          </table:table-cell>
          <table:table-cell table:style-name="ce3" office:value-type="float" office:value="17.704863" calcext:value-type="float">
            <text:p>17.704863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1809.892994" calcext:value-type="float">
            <text:p>1809.8929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45-test.rq</text:p>
          </table:table-cell>
          <table:table-cell table:style-name="ce3" office:value-type="float" office:value="4.678691" calcext:value-type="float">
            <text:p>4.678691</text:p>
          </table:table-cell>
          <table:table-cell table:style-name="ce3" office:value-type="float" office:value="52.754227" calcext:value-type="float">
            <text:p>52.754227</text:p>
          </table:table-cell>
          <table:table-cell table:style-name="ce3" office:value-type="float" office:value="142.174053" calcext:value-type="float">
            <text:p>142.174053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199.606971" calcext:value-type="float">
            <text:p>199.6069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AllOpt/047-test.rq</text:p>
          </table:table-cell>
          <table:table-cell table:style-name="ce3" office:value-type="float" office:value="37.059299" calcext:value-type="float">
            <text:p>37.059299</text:p>
          </table:table-cell>
          <table:table-cell table:style-name="ce3" office:value-type="float" office:value="385.265289" calcext:value-type="float">
            <text:p>385.265289</text:p>
          </table:table-cell>
          <table:table-cell table:style-name="ce3" office:value-type="float" office:value="3508.606676" calcext:value-type="float">
            <text:p>3508.606676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3930.931264" calcext:value-type="float">
            <text:p>3930.931264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77539.57475" calcext:value-type="string">
            <text:p>77539.57475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DEOnly" table:style-name="ta8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03-user.rq</text:p>
          </table:table-cell>
          <table:table-cell table:style-name="ce3" office:value-type="float" office:value="128.951721" calcext:value-type="float">
            <text:p>128.951721</text:p>
          </table:table-cell>
          <table:table-cell table:style-name="ce3" office:value-type="float" office:value="122.618271" calcext:value-type="float">
            <text:p>122.618271</text:p>
          </table:table-cell>
          <table:table-cell table:style-name="ce3" office:value-type="float" office:value="92.605542" calcext:value-type="float">
            <text:p>92.605542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344.175534" calcext:value-type="float">
            <text:p>344.1755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05-user.rq</text:p>
          </table:table-cell>
          <table:table-cell table:style-name="ce3" office:value-type="float" office:value="17.912682" calcext:value-type="float">
            <text:p>17.912682</text:p>
          </table:table-cell>
          <table:table-cell table:style-name="ce3" office:value-type="float" office:value="9372.094554" calcext:value-type="float">
            <text:p>9372.094554</text:p>
          </table:table-cell>
          <table:table-cell table:style-name="ce3" office:value-type="float" office:value="1250.793025" calcext:value-type="float">
            <text:p>1250.793025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10640.800261" calcext:value-type="float">
            <text:p>10640.800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07-user.rq</text:p>
          </table:table-cell>
          <table:table-cell table:style-name="ce3" office:value-type="float" office:value="8.366664" calcext:value-type="float">
            <text:p>8.366664</text:p>
          </table:table-cell>
          <table:table-cell table:style-name="ce3" office:value-type="float" office:value="28.766708" calcext:value-type="float">
            <text:p>28.766708</text:p>
          </table:table-cell>
          <table:table-cell table:style-name="ce3" office:value-type="float" office:value="15.152983" calcext:value-type="float">
            <text:p>15.152983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52.286355" calcext:value-type="float">
            <text:p>52.286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11-user.rq</text:p>
          </table:table-cell>
          <table:table-cell table:style-name="ce3" office:value-type="float" office:value="24.252251" calcext:value-type="float">
            <text:p>24.252251</text:p>
          </table:table-cell>
          <table:table-cell table:style-name="ce3" office:value-type="float" office:value="11154.911238" calcext:value-type="float">
            <text:p>11154.911238</text:p>
          </table:table-cell>
          <table:table-cell table:style-name="ce3" office:value-type="float" office:value="1097.129251" calcext:value-type="float">
            <text:p>1097.129251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12276.29274" calcext:value-type="float">
            <text:p>12276.292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13-user.rq</text:p>
          </table:table-cell>
          <table:table-cell table:style-name="ce3" office:value-type="float" office:value="389.059798" calcext:value-type="float">
            <text:p>389.059798</text:p>
          </table:table-cell>
          <table:table-cell table:style-name="ce3" office:value-type="float" office:value="111109.883548" calcext:value-type="float">
            <text:p>111109.883548</text:p>
          </table:table-cell>
          <table:table-cell table:style-name="ce3" office:value-type="float" office:value="1240.430521" calcext:value-type="float">
            <text:p>1240.430521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112739.373867" calcext:value-type="float">
            <text:p>112739.3738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19-user.rq</text:p>
          </table:table-cell>
          <table:table-cell table:style-name="ce3" office:value-type="float" office:value="20.677694" calcext:value-type="float">
            <text:p>20.677694</text:p>
          </table:table-cell>
          <table:table-cell table:style-name="ce3" office:value-type="float" office:value="1828.895335" calcext:value-type="float">
            <text:p>1828.895335</text:p>
          </table:table-cell>
          <table:table-cell table:style-name="ce3" office:value-type="float" office:value="32.688268" calcext:value-type="float">
            <text:p>32.688268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1882.261297" calcext:value-type="float">
            <text:p>1882.2612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20-user.rq</text:p>
          </table:table-cell>
          <table:table-cell table:style-name="ce3" office:value-type="float" office:value="13.07318" calcext:value-type="float">
            <text:p>13.07318</text:p>
          </table:table-cell>
          <table:table-cell table:style-name="ce3" office:value-type="float" office:value="560.762531" calcext:value-type="float">
            <text:p>560.762531</text:p>
          </table:table-cell>
          <table:table-cell table:style-name="ce3" office:value-type="float" office:value="22.508883" calcext:value-type="float">
            <text:p>22.508883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596.344594" calcext:value-type="float">
            <text:p>596.3445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42-test.rq</text:p>
          </table:table-cell>
          <table:table-cell table:style-name="ce3" office:value-type="float" office:value="13.754397" calcext:value-type="float">
            <text:p>13.754397</text:p>
          </table:table-cell>
          <table:table-cell table:style-name="ce3" office:value-type="float" office:value="19295.748258" calcext:value-type="float">
            <text:p>19295.748258</text:p>
          </table:table-cell>
          <table:table-cell table:style-name="ce3" office:value-type="float" office:value="723.80778" calcext:value-type="float">
            <text:p>723.80778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9:.D9])" office:value-type="float" office:value="20033.310435" calcext:value-type="float">
            <text:p>20033.3104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43-test.rq</text:p>
          </table:table-cell>
          <table:table-cell table:style-name="ce3" office:value-type="float" office:value="15.172529" calcext:value-type="float">
            <text:p>15.172529</text:p>
          </table:table-cell>
          <table:table-cell table:style-name="ce3" office:value-type="float" office:value="19503.476428" calcext:value-type="float">
            <text:p>19503.476428</text:p>
          </table:table-cell>
          <table:table-cell table:style-name="ce3" office:value-type="float" office:value="730.449589" calcext:value-type="float">
            <text:p>730.449589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20249.098546" calcext:value-type="float">
            <text:p>20249.0985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44-test.rq</text:p>
          </table:table-cell>
          <table:table-cell table:style-name="ce3" office:value-type="float" office:value="406.615986" calcext:value-type="float">
            <text:p>406.615986</text:p>
          </table:table-cell>
          <table:table-cell table:style-name="ce3" office:value-type="float" office:value="1160.700594" calcext:value-type="float">
            <text:p>1160.700594</text:p>
          </table:table-cell>
          <table:table-cell table:style-name="ce3" office:value-type="float" office:value="2.775918" calcext:value-type="float">
            <text:p>2.775918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1570.092498" calcext:value-type="float">
            <text:p>1570.0924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45-test.rq</text:p>
          </table:table-cell>
          <table:table-cell table:style-name="ce3" office:value-type="float" office:value="7.085726" calcext:value-type="float">
            <text:p>7.085726</text:p>
          </table:table-cell>
          <table:table-cell table:style-name="ce3" office:value-type="float" office:value="250.466725" calcext:value-type="float">
            <text:p>250.466725</text:p>
          </table:table-cell>
          <table:table-cell table:style-name="ce3" office:value-type="float" office:value="26.715596" calcext:value-type="float">
            <text:p>26.715596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284.268047" calcext:value-type="float">
            <text:p>284.2680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DeOnly/047-test.rq</text:p>
          </table:table-cell>
          <table:table-cell table:style-name="ce3" office:value-type="float" office:value="45.96757" calcext:value-type="float">
            <text:p>45.96757</text:p>
          </table:table-cell>
          <table:table-cell table:style-name="ce3" office:value-type="float" office:value="3960.866508" calcext:value-type="float">
            <text:p>3960.866508</text:p>
          </table:table-cell>
          <table:table-cell table:style-name="ce3" office:value-type="float" office:value="78.231604" calcext:value-type="float">
            <text:p>78.231604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4085.065682" calcext:value-type="float">
            <text:p>4085.065682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184753.3699" calcext:value-type="string">
            <text:p>184753.3699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dExtraNoOpt" table:style-name="ta9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03-user.rq</text:p>
          </table:table-cell>
          <table:table-cell table:style-name="ce3" office:value-type="float" office:value="98.118236" calcext:value-type="float">
            <text:p>98.118236</text:p>
          </table:table-cell>
          <table:table-cell table:style-name="ce3" office:value-type="float" office:value="116.035293" calcext:value-type="float">
            <text:p>116.035293</text:p>
          </table:table-cell>
          <table:table-cell table:style-name="ce3" office:value-type="float" office:value="91.120458" calcext:value-type="float">
            <text:p>91.120458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305.273987" calcext:value-type="float">
            <text:p>305.2739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05-user.rq</text:p>
          </table:table-cell>
          <table:table-cell table:style-name="ce3" office:value-type="float" office:value="10.354299" calcext:value-type="float">
            <text:p>10.354299</text:p>
          </table:table-cell>
          <table:table-cell table:style-name="ce3" office:value-type="float" office:value="9439.327897" calcext:value-type="float">
            <text:p>9439.327897</text:p>
          </table:table-cell>
          <table:table-cell table:style-name="ce3" office:value-type="float" office:value="1471.784557" calcext:value-type="float">
            <text:p>1471.784557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10921.466753" calcext:value-type="float">
            <text:p>10921.4667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07-user.rq</text:p>
          </table:table-cell>
          <table:table-cell table:style-name="ce3" office:value-type="float" office:value="7.803113" calcext:value-type="float">
            <text:p>7.803113</text:p>
          </table:table-cell>
          <table:table-cell table:style-name="ce3" office:value-type="float" office:value="35.069425" calcext:value-type="float">
            <text:p>35.069425</text:p>
          </table:table-cell>
          <table:table-cell table:style-name="ce3" office:value-type="float" office:value="15.508217" calcext:value-type="float">
            <text:p>15.508217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58.380755" calcext:value-type="float">
            <text:p>58.3807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11-user.rq</text:p>
          </table:table-cell>
          <table:table-cell table:style-name="ce3" office:value-type="float" office:value="15.503541" calcext:value-type="float">
            <text:p>15.503541</text:p>
          </table:table-cell>
          <table:table-cell table:style-name="ce3" office:value-type="float" office:value="9778.3717" calcext:value-type="float">
            <text:p>9778.3717</text:p>
          </table:table-cell>
          <table:table-cell table:style-name="ce3" office:value-type="float" office:value="1083.596616" calcext:value-type="float">
            <text:p>1083.596616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10877.471857" calcext:value-type="float">
            <text:p>10877.4718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13-user.rq</text:p>
          </table:table-cell>
          <table:table-cell table:style-name="ce3" office:value-type="float" office:value="71.457901" calcext:value-type="float">
            <text:p>71.457901</text:p>
          </table:table-cell>
          <table:table-cell table:style-name="ce3" office:value-type="float" office:value="313628.952517" calcext:value-type="float">
            <text:p>313628.952517</text:p>
          </table:table-cell>
          <table:table-cell table:style-name="ce3" office:value-type="float" office:value="1459.289022" calcext:value-type="float">
            <text:p>1459.289022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315159.69944" calcext:value-type="float">
            <text:p>315159.699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19-user.rq</text:p>
          </table:table-cell>
          <table:table-cell table:style-name="ce3" office:value-type="float" office:value="8.4214" calcext:value-type="float">
            <text:p>8.4214</text:p>
          </table:table-cell>
          <table:table-cell table:style-name="ce3" office:value-type="float" office:value="1402.253431" calcext:value-type="float">
            <text:p>1402.253431</text:p>
          </table:table-cell>
          <table:table-cell table:style-name="ce3" office:value-type="float" office:value="29.288287" calcext:value-type="float">
            <text:p>29.288287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1439.963118" calcext:value-type="float">
            <text:p>1439.963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20-user.rq</text:p>
          </table:table-cell>
          <table:table-cell table:style-name="ce3" office:value-type="float" office:value="4.659983" calcext:value-type="float">
            <text:p>4.659983</text:p>
          </table:table-cell>
          <table:table-cell table:style-name="ce3" office:value-type="float" office:value="605.83619" calcext:value-type="float">
            <text:p>605.83619</text:p>
          </table:table-cell>
          <table:table-cell table:style-name="ce3" office:value-type="float" office:value="23.525783" calcext:value-type="float">
            <text:p>23.525783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634.021956" calcext:value-type="float">
            <text:p>634.0219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42-test.rq</text:p>
          </table:table-cell>
          <table:table-cell table:style-name="ce3" office:value-type="float" office:value="7.861318" calcext:value-type="float">
            <text:p>7.861318</text:p>
          </table:table-cell>
          <table:table-cell table:style-name="ce3" office:value-type="float" office:value="20160.130258" calcext:value-type="float">
            <text:p>20160.130258</text:p>
          </table:table-cell>
          <table:table-cell table:style-name="ce3" office:value-type="float" office:value="799.771603" calcext:value-type="float">
            <text:p>799.771603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9:.D9])" office:value-type="float" office:value="20967.763179" calcext:value-type="float">
            <text:p>20967.7631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43-test.rq</text:p>
          </table:table-cell>
          <table:table-cell table:style-name="ce3" office:value-type="float" office:value="5.814219" calcext:value-type="float">
            <text:p>5.814219</text:p>
          </table:table-cell>
          <table:table-cell table:style-name="ce3" office:value-type="float" office:value="19646.722219" calcext:value-type="float">
            <text:p>19646.722219</text:p>
          </table:table-cell>
          <table:table-cell table:style-name="ce3" office:value-type="float" office:value="803.170036" calcext:value-type="float">
            <text:p>803.170036</text:p>
          </table:table-cell>
          <table:table-cell table:style-name="ce3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20455.706474" calcext:value-type="float">
            <text:p>20455.7064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44-test.rq</text:p>
          </table:table-cell>
          <table:table-cell table:style-name="ce3" office:value-type="float" office:value="364.97008" calcext:value-type="float">
            <text:p>364.97008</text:p>
          </table:table-cell>
          <table:table-cell table:style-name="ce3" office:value-type="float" office:value="1274.265404" calcext:value-type="float">
            <text:p>1274.265404</text:p>
          </table:table-cell>
          <table:table-cell table:style-name="ce3" office:value-type="float" office:value="2.787401" calcext:value-type="float">
            <text:p>2.787401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1642.022885" calcext:value-type="float">
            <text:p>1642.0228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45-test.rq</text:p>
          </table:table-cell>
          <table:table-cell table:style-name="ce3" office:value-type="float" office:value="3.27099" calcext:value-type="float">
            <text:p>3.27099</text:p>
          </table:table-cell>
          <table:table-cell table:style-name="ce3" office:value-type="float" office:value="244.624831" calcext:value-type="float">
            <text:p>244.624831</text:p>
          </table:table-cell>
          <table:table-cell table:style-name="ce3" office:value-type="float" office:value="21.423941" calcext:value-type="float">
            <text:p>21.423941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269.319762" calcext:value-type="float">
            <text:p>269.319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cle/npdExtra/OracleNoOpt/047-test.rq</text:p>
          </table:table-cell>
          <table:table-cell table:style-name="ce3" office:value-type="float" office:value="36.772287" calcext:value-type="float">
            <text:p>36.772287</text:p>
          </table:table-cell>
          <table:table-cell table:style-name="ce3" office:value-type="float" office:value="3937.179984" calcext:value-type="float">
            <text:p>3937.179984</text:p>
          </table:table-cell>
          <table:table-cell table:style-name="ce3" office:value-type="float" office:value="98.33444" calcext:value-type="float">
            <text:p>98.33444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4072.286711" calcext:value-type="float">
            <text:p>4072.286711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386803.3769" calcext:value-type="string">
            <text:p>386803.3769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ubmAllOpt" style:display-name="PageStyle_Lubm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bmDEOnly" style:display-name="PageStyle_Lubm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bmNoOpt" style:display-name="PageStyle_Lubm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AllOpt" style:display-name="PageStyle_Npd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DEOnly" style:display-name="PageStyle_Npd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NoOpt" style:display-name="PageStyle_Npd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AllOpt" style:display-name="PageStyle_NpdExtra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DEOnly" style:display-name="PageStyle_NpdExtra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dExtraNoOpt" style:display-name="PageStyle_NpdExtraNoO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49" meta:object-count="0"/>
    <meta:generator>LibreOfficeDev/5.1.0.3$Linux_X86_64 LibreOffice_project/</meta:generator>
  </office:meta>
</office:document-meta>
</file>